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A800000141BDADF987.jpg" manifest:media-type=""/>
  <manifest:file-entry manifest:full-path="Pictures/10000000000001250000009FB8171683.jpg" manifest:media-type=""/>
  <manifest:file-entry manifest:full-path="Pictures/10000000000003A8000001416BFAE9C4.jpg" manifest:media-type=""/>
  <manifest:file-entry manifest:full-path="Pictures/1000000000000040000000400142E83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4" svg:font-family="Albany" style:font-adornments="Standard" style:font-pitch="variable" style:font-charset="x-symbol"/>
    <style:font-face style:name="DejaVu Sans3" svg:font-family="'DejaVu Sans'" style:font-pitch="variable" style:font-charset="x-symbol"/>
    <style:font-face style:name="Standard Symbols L1" svg:font-family="'Standard Symbols L'" style:font-pitch="variable" style:font-charset="x-symbol"/>
    <style:font-face style:name="Standard Symbols L" svg:font-family="'Standard Symbols L'" style:font-adornments="Standard" style:font-pitch="variable" style:font-charset="x-symbol"/>
    <style:font-face style:name="Albany3" svg:font-family="Albany" style:font-adornments="Standard" style:font-family-generic="swiss" style:font-pitch="variable" style:font-charset="x-symbol"/>
    <style:font-face style:name="DejaVu Sans2" svg:font-family="'DejaVu Sans'" style:font-family-generic="system" style:font-pitch="variable" style:font-charset="x-symbol"/>
    <style:font-face style:name="CourierNewPSMT1" svg:font-family="CourierNewPSMT" style:font-family-generic="modern" style:font-pitch="fixed"/>
    <style:font-face style:name="HG Mincho Light J1" svg:font-family="'HG Mincho Light J'" style:font-pitch="variable"/>
    <style:font-face style:name="Nimbus Sans L1" svg:font-family="'Nimbus Sans L'" style:font-pitch="variable"/>
    <style:font-face style:name="Arial2" svg:font-family="Arial" style:font-family-generic="modern" style:font-pitch="variable"/>
    <style:font-face style:name="CourierNewPSMT" svg:font-family="CourierNewPSMT" style:font-family-generic="modern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" svg:font-family="'DejaVu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Nimbus Sans L" svg:font-family="'Nimbus Sans 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none" draw:fill-color="#ffffff" draw:auto-grow-width="true" fo:min-height="0.935cm" fo:min-width="13.66cm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4.503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7">
      <style:graphic-properties draw:stroke="none" draw:fill="none" draw:fill-color="#ffffff" draw:textarea-horizontal-align="justify" draw:textarea-vertical-align="top" draw:auto-grow-height="true" draw:auto-grow-width="false" fo:min-height="6.36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23.276cm" draw:shadow="hidden"/>
    </style:style>
    <style:style style:name="pr4" style:family="presentation" style:parent-style-name="Default-title">
      <style:graphic-properties draw:fill-color="#ffffff" draw:auto-grow-height="true" fo:min-height="3.012cm"/>
    </style:style>
    <style:style style:name="pr5" style:family="presentation" style:parent-style-name="Default-outline1">
      <style:graphic-properties draw:fill-color="#ffffff" draw:auto-grow-height="true" fo:min-height="15.148cm"/>
    </style:style>
    <style:style style:name="pr6" style:family="presentation" style:parent-style-name="Default-notes">
      <style:graphic-properties draw:fill-color="#ffffff" fo:min-height="12.571cm"/>
    </style:style>
    <style:style style:name="pr7" style:family="presentation" style:parent-style-name="Default-outline1">
      <style:graphic-properties draw:fill-color="#ffffff" draw:auto-grow-height="true" fo:min-height="14.876cm"/>
    </style:style>
    <style:style style:name="pr8" style:family="presentation" style:parent-style-name="Default-notes">
      <style:graphic-properties draw:fill-color="#ffffff" draw:auto-grow-height="true" fo:min-height="12.571cm"/>
    </style:style>
    <style:style style:name="pr9" style:family="presentation" style:parent-style-name="Default-outline1">
      <style:graphic-properties draw:fill-color="#ffffff" draw:auto-grow-height="true" fo:min-height="15.187cm"/>
    </style:style>
    <style:style style:name="pr10" style:family="presentation" style:parent-style-name="Default-outline1">
      <style:graphic-properties draw:fill-color="#ffffff" draw:auto-grow-height="true" fo:min-height="15.94cm"/>
    </style:style>
    <style:style style:name="pr11" style:family="presentation" style:parent-style-name="Default-outline1">
      <style:graphic-properties draw:fill-color="#ffffff" draw:auto-grow-height="true" fo:min-height="16.154cm"/>
    </style:style>
    <style:style style:name="pr12" style:family="presentation" style:parent-style-name="Default-outline1" style:list-style-name="L4">
      <style:graphic-properties draw:fill-color="#ffffff" draw:auto-grow-height="true" fo:min-height="13.871cm"/>
    </style:style>
    <style:style style:name="pr13" style:family="presentation" style:parent-style-name="Default-notes">
      <style:graphic-properties draw:fill-color="#ffffff" draw:auto-grow-height="true" fo:min-height="24.204cm"/>
    </style:style>
    <style:style style:name="pr14" style:family="presentation" style:parent-style-name="Default-notes">
      <style:graphic-properties draw:fill-color="#ffffff" draw:auto-grow-height="true" fo:min-height="24.204cm"/>
    </style:style>
    <style:style style:name="pr15" style:family="presentation" style:parent-style-name="Default-title">
      <style:graphic-properties draw:fill-color="#ffffff" fo:min-height="3.012cm"/>
    </style:style>
    <style:style style:name="pr16" style:family="presentation" style:parent-style-name="Default-outline1">
      <style:graphic-properties draw:fill-color="#ffffff" fo:min-height="14.714cm"/>
    </style:style>
    <style:style style:name="pr17" style:family="presentation" style:parent-style-name="Default-notes">
      <style:graphic-properties draw:fill-color="#ffffff" fo:min-height="24.608cm"/>
    </style:style>
    <style:style style:name="pr18" style:family="presentation" style:parent-style-name="Default-outline1">
      <style:graphic-properties draw:fill-color="#ffffff" fo:min-height="12.65cm"/>
    </style:style>
    <style:style style:name="pr19" style:family="presentation" style:parent-style-name="Default-outline1">
      <style:graphic-properties draw:fill-color="#ffffff" fo:min-height="14.672cm"/>
    </style:style>
    <style:style style:name="pr20" style:family="presentation" style:parent-style-name="Default-notes">
      <style:graphic-properties draw:fill-color="#ffffff" fo:min-height="24.5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style:font-name="DejaVu Sans"/>
    </style:style>
    <style:style style:name="P3" style:family="paragraph">
      <style:paragraph-properties fo:margin-left="1.27cm" fo:margin-right="0cm" fo:text-align="center" fo:text-indent="0cm"/>
    </style:style>
    <style:style style:name="P4" style:family="paragraph">
      <style:paragraph-properties fo:margin-left="1.27cm" fo:margin-right="0cm" fo:margin-top="0.246cm" fo:margin-bottom="0.123cm" fo:text-align="center" fo:text-indent="0cm" style:writing-mode="lr-tb"/>
      <style:text-properties style:font-name="DejaVu Sans" fo:font-size="30.8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6pt" fo:font-weight="bold"/>
    </style:style>
    <style:style style:name="P7" style:family="paragraph">
      <style:paragraph-properties fo:margin-left="0cm" fo:margin-right="0cm" fo:text-indent="0cm"/>
      <style:text-properties fo:font-size="13.1999998092651pt"/>
    </style:style>
    <style:style style:name="P8" style:family="paragraph">
      <style:paragraph-properties fo:margin-left="0cm" fo:margin-right="0cm" fo:text-indent="0cm"/>
      <style:text-properties style:font-name="DejaVu Sans"/>
    </style:style>
    <style:style style:name="P9" style:family="paragraph">
      <style:paragraph-properties fo:margin-left="0.948cm" fo:margin-right="0cm" fo:text-indent="-0.948cm"/>
    </style:style>
    <style:style style:name="P10" style:family="paragraph">
      <style:paragraph-properties fo:margin-left="0.948cm" fo:margin-right="0cm" fo:text-indent="0cm"/>
      <style:text-properties style:font-name="DejaVu Sans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.948cm" fo:margin-right="0cm" fo:text-indent="0cm"/>
      <style:text-properties style:font-name="DejaVu Sans" fo:font-size="28pt" style:font-size-asian="28pt" style:font-size-complex="28pt"/>
    </style:style>
    <style:style style:name="P13" style:family="paragraph">
      <style:paragraph-properties fo:margin-left="0.948cm" fo:margin-right="0cm" fo:text-indent="0cm"/>
      <style:text-properties style:font-name="DejaVu Sans" fo:font-size="26pt"/>
    </style:style>
    <style:style style:name="P14" style:family="paragraph">
      <style:paragraph-properties fo:margin-left="0.948cm" fo:margin-right="0cm" fo:margin-top="0.254cm" fo:margin-bottom="0cm" fo:line-height="150%" fo:text-indent="0cm"/>
      <style:text-properties style:font-name="DejaVu Sans" fo:font-size="28pt" style:font-size-asian="28pt" style:font-size-complex="28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paragraph-properties style:text-autospace="none"/>
    </style:style>
    <style:style style:name="P17" style:family="paragraph">
      <style:paragraph-properties fo:margin-left="0.948cm" fo:margin-right="0cm" fo:margin-top="0.254cm" fo:margin-bottom="0cm" fo:line-height="100%" fo:text-indent="0cm">
        <style:tab-stops/>
      </style:paragraph-properties>
    </style:style>
    <style:style style:name="P18" style:family="paragraph">
      <style:paragraph-properties fo:margin-left="0.948cm" fo:margin-right="0cm" fo:text-indent="0cm"/>
      <style:text-properties fo:font-size="24pt"/>
    </style:style>
    <style:style style:name="P19" style:family="paragraph">
      <style:paragraph-properties fo:margin-left="0.948cm" fo:margin-right="0cm" fo:text-indent="0cm"/>
      <style:text-properties style:font-name="DejaVu Sans" fo:font-size="26pt" style:font-size-asian="26pt" style:font-size-complex="26pt"/>
    </style:style>
    <style:style style:name="T1" style:family="text">
      <style:text-properties fo:color="#000000" style:font-name="DejaVu Sans"/>
    </style:style>
    <style:style style:name="T2" style:family="text">
      <style:text-properties fo:color="#000000" style:font-name="DejaVu Sans" fo:font-size="54pt" fo:font-weight="bold"/>
    </style:style>
    <style:style style:name="T3" style:family="text">
      <style:text-properties fo:color="#000000" style:font-name="Standard Symbols L1" fo:font-size="16pt" fo:font-weight="bold" style:font-name-asian="Standard Symbols L1" style:font-name-complex="Standard Symbols L1"/>
    </style:style>
    <style:style style:name="T4" style:family="text">
      <style:text-properties fo:color="#000000" style:font-name="Albany2" fo:font-size="16pt" fo:font-weight="bold" style:font-name-asian="Standard Symbols L1" style:font-name-complex="Standard Symbols L1"/>
    </style:style>
    <style:style style:name="T5" style:family="text">
      <style:text-properties style:font-name="DejaVu Sans"/>
    </style:style>
    <style:style style:name="T6" style:family="text">
      <style:text-properties style:font-name="DejaVu Sans" fo:font-size="32pt" style:font-size-asian="32pt" style:font-size-complex="32pt"/>
    </style:style>
    <style:style style:name="T7" style:family="text">
      <style:text-properties style:font-name="DejaVu Sans" fo:font-size="28pt" style:font-size-asian="28pt" style:font-size-complex="28pt"/>
    </style:style>
    <style:style style:name="T8" style:family="text">
      <style:text-properties style:font-name="DejaVu Sans" fo:font-size="28pt" fo:font-weight="normal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DejaVu Sans" fo:font-size="32pt"/>
    </style:style>
    <style:style style:name="T11" style:family="text">
      <style:text-properties fo:font-size="32pt"/>
    </style:style>
    <style:style style:name="T12" style:family="text">
      <style:text-properties fo:color="#000000" style:text-outline="false" style:text-line-through-style="none" style:text-position="0% 100%" style:font-name="CourierNewPSMT1" fo:font-size="16pt" fo:font-style="normal" fo:text-shadow="none" style:text-underline-style="none" fo:font-weight="normal" style:font-name-asian="CourierNewPSMT1" style:font-size-asian="16pt" style:font-style-asian="normal" style:font-weight-asian="normal" style:font-name-complex="CourierNewPSMT1" style:font-size-complex="16pt" style:font-style-complex="normal" style:font-weight-complex="normal" style:text-emphasize="none" style:font-relief="none"/>
    </style:style>
    <style:style style:name="T13" style:family="text">
      <style:text-properties fo:color="#000000" style:font-name="CourierNewPSMT1" fo:font-size="16pt" style:font-name-asian="CourierNewPSMT1" style:font-size-asian="16pt" style:font-name-complex="CourierNewPSMT1" style:font-size-complex="16pt"/>
    </style:style>
    <style:style style:name="T14" style:family="text">
      <style:text-properties style:font-name="DejaVu Sans"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">
        <style:list-level-properties text:space-before="1.27cm"/>
        <style:text-properties fo:font-family="Wingdings" style:font-pitch="variable" style:font-charset="x-symbol" fo:color="#336699" fo:font-size="8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85%"/>
      </text:list-level-style-bullet>
      <text:list-level-style-bullet text:level="4" text:bullet-char="•">
        <style:list-level-properties text:space-before="3.81cm"/>
        <style:text-properties style:font-name="Arial1" fo:color="#808080" fo:font-size="100%"/>
      </text:list-level-style-bullet>
      <text:list-level-style-bullet text:level="5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6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7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8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9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StarSymbol" style:font-charset="x-symbol" fo:color="#336699" fo:font-size="85%"/>
      </text:list-level-style-bullet>
      <text:list-level-style-bullet text:level="2" text:bullet-char="•">
        <style:list-level-properties text:space-before="1.27cm" text:min-label-width="0.789cm"/>
        <style:text-properties fo:font-family="StarSymbol" style:font-charset="x-symbol" fo:color="#336699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808080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48cm"/>
        <style:text-properties fo:font-family="Wingdings" style:font-pitch="variable" style:font-charset="x-symbol" fo:color="#336699" fo:font-size="85%"/>
      </text:list-level-style-bullet>
      <text:list-level-style-bullet text:level="2" text:bullet-char="">
        <style:list-level-properties text:space-before="1.27cm" text:min-label-width="0.789cm"/>
        <style:text-properties fo:font-family="Wingdings" style:font-pitch="variable" style:font-charset="x-symbol" fo:color="#336699" fo:font-size="8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808080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StarSymbol" style:font-charset="x-symbol" fo:color="#336699" fo:font-size="85%"/>
      </text:list-level-style-bullet>
      <text:list-level-style-bullet text:level="2" text:bullet-char="•">
        <style:list-level-properties text:space-before="1.27cm" text:min-label-width="0.789cm"/>
        <style:text-properties fo:font-family="StarSymbol" style:font-charset="x-symbol" fo:color="#336699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808080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">
        <style:list-level-properties/>
        <style:text-properties fo:font-family="Wingdings" style:font-pitch="variable" style:font-charset="x-symbol" fo:color="#336699" fo:font-size="8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85%"/>
      </text:list-level-style-bullet>
      <text:list-level-style-bullet text:level="4" text:bullet-char="•">
        <style:list-level-properties text:space-before="3.81cm"/>
        <style:text-properties style:font-name="Arial1" fo:color="#808080" fo:font-size="100%"/>
      </text:list-level-style-bullet>
      <text:list-level-style-bullet text:level="5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6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7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8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9" text:bullet-char="">
        <style:list-level-properties text:space-before="5.08cm"/>
        <style:text-properties fo:font-family="Wingdings" style:font-pitch="variable" style:font-charset="x-symbo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stigate Design" draw:style-name="dp1" draw:master-page-name="Title1" presentation:presentation-page-layout-name="AL1T0" xml:id="id1" draw:id="id1">
        <office:forms form:automatic-focus="false" form:apply-design-mode="false"/>
        <draw:frame presentation:style-name="pr1" draw:text-style-name="P2" draw:layer="layout" svg:width="11.598cm" svg:height="4.763cm" svg:x="9.45cm" svg:y="10.376cm" presentation:class="title" presentation:user-transformed="true">
          <draw:text-box>
            <text:p text:style-name="P1"><text:span text:style-name="T1">Instigate Design</text:span></text:p>
          </draw:text-box>
        </draw:frame>
        <draw:frame presentation:style-name="pr2" draw:text-style-name="P4" draw:layer="layout" svg:width="16.933cm" svg:height="6.627cm" svg:x="5.893cm" svg:y="12.509cm" presentation:class="subtitle" presentation:user-transformed="true">
          <draw:text-box>
            <text:p text:style-name="P3"><text:span text:style-name="T2">Java Annotations</text:span></text:p>
          </draw:text-box>
        </draw:frame>
        <draw:frame draw:style-name="gr1" draw:text-style-name="P6" draw:layer="layout" svg:width="13.66cm" svg:height="0.935cm" svg:x="7.053cm" svg:y="20.265cm">
          <draw:text-box>
            <text:p text:style-name="P5"><text:span text:style-name="T3"></text:span><text:span text:style-name="T4"> </text:span><text:span text:style-name="T4">2016 Instigate Design. All rights reserved</text:span></text:p>
          </draw:text-box>
        </draw:fram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frame presentation:style-name="pr3" draw:text-style-name="P7" draw:layer="layout" svg:width="17.267cm" svg:height="23.276cm" svg:x="2.159cm" svg:y="2.566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76cm" svg:height="3.012cm" svg:x="1.4cm" svg:y="0.84cm" presentation:class="title" presentation:user-transformed="true">
          <draw:text-box>
            <text:p text:style-name="P5"><text:span text:style-name="T5">Agenda</text:span></text:p>
          </draw:text-box>
        </draw:frame>
        <draw:frame presentation:style-name="pr5" draw:text-style-name="P10" draw:layer="layout" svg:width="23.154cm" svg:height="15.148cm" svg:x="1.4cm" svg:y="4.898cm" presentation:class="outline" presentation:user-transformed="true">
          <draw:text-box>
            <text:list text:style-name="L4">
              <text:list-item>
                <text:p text:style-name="P9"><text:span text:style-name="T6">Declaring annotations</text:span></text:p>
              </text:list-item>
              <text:list-item>
                <text:p text:style-name="P9"><text:span text:style-name="T6">Applying annotations</text:span></text:p>
              </text:list-item>
              <text:list-item>
                <text:p text:style-name="P9"><text:span text:style-name="T6">Specifying a retention policy</text:span></text:p>
              </text:list-item>
              <text:list-item>
                <text:p text:style-name="P9"><text:span text:style-name="T6">Obtaining annotations at run time</text:span></text:p>
              </text:list-item>
              <text:list-item>
                <text:p text:style-name="P9"><text:span text:style-name="T6">Default values</text:span></text:p>
              </text:list-item>
              <text:list-item>
                <text:p text:style-name="P9"><text:span text:style-name="T6">Marker and single member annotations</text:span></text:p>
              </text:list-item>
              <text:list-item>
                <text:p text:style-name="P9"><text:span text:style-name="T6">Built-in annotations</text:span></text:p>
              </text:list-item>
              <text:list-item>
                <text:p text:style-name="P9"><text:span text:style-name="T6">Restrictions</text:span></text:p>
              </text:list-item>
            </text:list>
            <text:p text:style-name="P9"><text:span text:style-name="T7"/></text:p>
          </draw:text-box>
        </draw:frame>
        <presentation:notes draw:style-name="dp2">
          <draw:page-thumbnail draw:style-name="gr2" draw:layer="layout" svg:width="0.001cm" svg:height="34.586cm" svg:x="0cm" svg:y="0cm" draw:page-number="2" presentation:class="page"/>
          <draw:frame presentation:style-name="pr6" draw:text-style-name="P11" draw:layer="layout" svg:width="17.26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Definition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76cm" svg:height="3.012cm" svg:x="1.4cm" svg:y="0.84cm" presentation:class="title">
          <draw:text-box>
            <text:p text:style-name="P5"><text:span text:style-name="T5">Declaring annotations</text:span></text:p>
          </draw:text-box>
        </draw:frame>
        <draw:frame presentation:style-name="pr7" draw:text-style-name="P12" draw:layer="layout" svg:width="25.735cm" svg:height="14.893cm" svg:x="0.859cm" svg:y="5.12cm" presentation:class="outline" presentation:user-transformed="true">
          <draw:text-box>
            <text:list text:style-name="L4">
              <text:list-item>
                <text:p><text:span text:style-name="T8">Annotation (metadata) is supplemental information embedded in a source file, which doesn't affect the code (package java.lang.annotation)</text:span></text:p>
              </text:list-item>
              <text:list-item>
                <text:p><text:span text:style-name="T9">Created using @interface keyword</text:span></text:p>
              </text:list-item>
              <text:list-item>
                <text:p><text:span text:style-name="T9">Consists of method declarations (implementation is provided by Java)</text:span></text:p>
              </text:list-item>
            </text:list>
            <text:list text:style-name="L6">
              <text:list-header>
                <text:p><text:span text:style-name="T9">e.g. @interface MyAnnotation {</text:span></text:p>
                <text:p><text:span text:style-name="T9"><text:s text:c="12"/></text:span><text:span text:style-name="T9">String str();</text:span></text:p>
                <text:p><text:span text:style-name="T9"><text:s text:c="13"/></text:span><text:span text:style-name="T9">int value();</text:span></text:p>
                <text:p><text:span text:style-name="T9"><text:s text:c="9"/></text:span><text:span text:style-name="T9">}</text:span></text:p>
              </text:list-header>
            </text:list>
            <text:list text:style-name="L4">
              <text:list-item>
                <text:p><text:span text:style-name="T9">“</text:span><text:span text:style-name="T9">Annotation” is super-interface, specifies annotationType() returning Class object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3" presentation:class="page"/>
          <draw:frame presentation:style-name="pr8" draw:text-style-name="P5" draw:layer="layout" svg:width="17.267cm" svg:height="12.571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76cm" svg:height="3.012cm" svg:x="1.4cm" svg:y="0.84cm" presentation:class="title" presentation:user-transformed="true">
          <draw:text-box>
            <text:p text:style-name="P5"><text:span text:style-name="T5">Applying annotations</text:span></text:p>
          </draw:text-box>
        </draw:frame>
        <draw:frame presentation:style-name="pr9" draw:text-style-name="P13" draw:layer="layout" svg:width="25.735cm" svg:height="15.24cm" svg:x="0.815cm" svg:y="4.155cm" presentation:class="outline" presentation:user-transformed="true">
          <draw:text-box>
            <text:list text:style-name="L4">
              <text:list-item>
                <text:p><text:span text:style-name="T10">Annotation precedes the declaration</text:span></text:p>
              </text:list-item>
              <text:list-item>
                <text:p><text:span text:style-name="T10">Can be applied to any type of declaration, e.g. classes, methods, fields, even annotations.</text:span></text:p>
              </text:list-item>
              <text:list-item>
                <text:p><text:span text:style-name="T11">When annotation is applied, members are evaluated:</text:span></text:p>
                <text:p><text:span text:style-name="T9">@MyAnotation(str = “Example”, value = 100)</text:span></text:p>
                <text:p><text:span text:style-name="T9">public static void someMethod() { //...</text:span></text:p>
                <text:p><text:span text:style-name="T9">}</text:span></text:p>
              </text:list-item>
              <text:list-item>
                <text:p><text:span text:style-name="T11">The annotation is lined with the method</text:span></text:p>
              </text:list-item>
              <text:list-item>
                <text:p><text:span text:style-name="T11">Annotation members look like fields in this contex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4" presentation:class="page"/>
          <draw:frame presentation:style-name="pr8" draw:text-style-name="P5" draw:layer="layout" svg:width="17.267cm" svg:height="12.571cm" svg:x="2.159cm" svg:y="13.271cm" presentation:class="notes" presentation:placeholder="true">
            <draw:text-box/>
          </draw:frame>
        </presentation:notes>
      </draw:page>
      <draw:page draw:name="Refinement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76cm" svg:height="3.012cm" svg:x="1.4cm" svg:y="0.84cm" presentation:class="title" presentation:user-transformed="true">
          <draw:text-box>
            <text:p text:style-name="P5"><text:span text:style-name="T5">Specifying a retention policy</text:span></text:p>
          </draw:text-box>
        </draw:frame>
        <draw:frame presentation:style-name="pr10" draw:text-style-name="P14" draw:layer="layout" svg:width="24.75cm" svg:height="15.94cm" svg:x="1.4cm" svg:y="4.898cm" presentation:class="outline" presentation:user-transformed="true">
          <draw:text-box>
            <text:list text:style-name="L4">
              <text:list-item>
                <text:p><text:span text:style-name="T9">A retention policy specifies at which level an annotation is retained/discarded.</text:span></text:p>
              </text:list-item>
              <text:list-item>
                <text:p><text:span text:style-name="T9">There are 3 policies declared within the java.lang.annotation.RetentionPolicy enum:</text:span></text:p>
                <text:p><text:span text:style-name="T9">- SOURCE retained only in the source file, discarded during compilation</text:span></text:p>
                <text:p><text:span text:style-name="T9">- CLASS (default) stored in the .class file, not available at run time (not applied for annotations on local variables)</text:span></text:p>
                <text:p><text:span text:style-name="T9">- RUNTIME the greatest annotation persistence</text:span></text:p>
              </text:list-item>
            </text:list>
            <text:list text:style-name="L6">
              <text:list-header>
                <text:p><text:span text:style-name="T9">e.g. <text:s text:c="2"/>@Retention(RetentionPolicy.RUNTIME)</text:span></text:p>
                <text:p><text:span text:style-name="T9"><text:s text:c="9"/></text:span><text:span text:style-name="T9">@interface MyAnnotation {</text:span></text:p>
                <text:p><text:span text:style-name="T9"><text:s text:c="12"/></text:span><text:span text:style-name="T9">String str();</text:span></text:p>
                <text:p><text:span text:style-name="T9"><text:s text:c="9"/></text:span><text:span text:style-name="T9">}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5" presentation:class="page"/>
          <draw:frame presentation:style-name="pr8" draw:text-style-name="P5" draw:layer="layout" svg:width="17.267cm" svg:height="12.571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76cm" svg:height="3.012cm" svg:x="1.4cm" svg:y="0.84cm" presentation:class="title" presentation:user-transformed="true">
          <draw:text-box>
            <text:p>Obtaining annotations at run time</text:p>
          </draw:text-box>
        </draw:frame>
        <draw:frame presentation:style-name="pr11" draw:text-style-name="P17" draw:layer="layout" svg:width="25.196cm" svg:height="16.218cm" svg:x="1.271cm" svg:y="5.027cm" presentation:class="outline" presentation:user-transformed="true">
          <draw:text-box>
            <text:list text:style-name="L4">
              <text:list-item>
                <text:p>Runtime annotations can be queried through reflection (defined in java.lang.reflect), which enables information about the class to be obtained at run time</text:p>
              </text:list-item>
            </text:list>
            <text:p text:style-name="P15"><text:span text:style-name="T12">import java.lang.reflect.*;</text:span></text:p>
            <text:p text:style-name="P15"><text:span text:style-name="T13">class Meta {</text:span></text:p>
            <text:p text:style-name="P15"><text:span text:style-name="T13"><text:s text:c="2"/></text:span><text:span text:style-name="T13">@MyAnnotation(str = "Annotation Example")</text:span></text:p>
            <text:p text:style-name="P15"><text:span text:style-name="T13"><text:s text:c="2"/></text:span><text:span text:style-name="T13">public static void myMeth() {</text:span></text:p>
            <text:p text:style-name="P15"><text:span text:style-name="T13"><text:s text:c="4"/></text:span><text:span text:style-name="T13">Meta ob = new Meta();</text:span></text:p>
            <text:p text:style-name="P16"><text:span text:style-name="T13"><text:s text:c="4"/></text:span><text:span text:style-name="T13">try {</text:span></text:p>
            <text:p text:style-name="P15"><text:span text:style-name="T13"><text:s text:c="6"/></text:span><text:span text:style-name="T12">Method m = ob.getClass( ).getMethod("myMeth");</text:span></text:p>
            <text:p><text:span text:style-name="T12"><text:s text:c="6"/></text:span><text:span text:style-name="T12">Annotation[] annotations = m.getAnnotations();</text:span></text:p>
            <text:p text:style-name="P15"><text:span text:style-name="T13"><text:s text:c="6"/></text:span><text:span text:style-name="T12">System.out.println("All annotations:");</text:span></text:p>
            <text:p text:style-name="P15"><text:span text:style-name="T13"><text:s text:c="6"/></text:span><text:span text:style-name="T13">for(Annotation a : </text:span><text:span text:style-name="T12">annotations</text:span><text:span text:style-name="T13">)</text:span></text:p>
            <text:p text:style-name="P16"><text:span text:style-name="T13"><text:s text:c="8"/></text:span><text:span text:style-name="T13">System.out.println(a);</text:span></text:p>
            <text:p text:style-name="P15"><text:span text:style-name="T13"><text:s text:c="4"/></text:span><text:span text:style-name="T13">} catch (NoSuchMethodException exc) {</text:span></text:p>
            <text:p text:style-name="P15"><text:span text:style-name="T13"><text:s text:c="6"/></text:span><text:span text:style-name="T13">System.out.println("Method Not Found.");</text:span></text:p>
            <text:p text:style-name="P15"><text:span text:style-name="T13"><text:s text:c="4"/></text:span><text:span text:style-name="T13">}</text:span></text:p>
            <text:p text:style-name="P16"><text:span text:style-name="T13"><text:s text:c="2"/></text:span><text:span text:style-name="T13">}</text:span></text:p>
            <text:p text:style-name="P16"><text:span text:style-name="T13">}</text:span></text:p>
          </draw:text-box>
        </draw:frame>
        <presentation:notes draw:style-name="dp2">
          <draw:page-thumbnail draw:style-name="gr2" draw:layer="layout" svg:width="0.001cm" svg:height="34.586cm" svg:x="0cm" svg:y="0cm" draw:page-number="6" presentation:class="page"/>
          <draw:frame presentation:style-name="pr8" draw:text-style-name="P5" draw:layer="layout" svg:width="17.267cm" svg:height="12.571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76cm" svg:height="3.012cm" svg:x="1.4cm" svg:y="0.84cm" presentation:class="title" presentation:user-transformed="true">
          <draw:text-box>
            <text:p text:style-name="P5"><text:span text:style-name="T5">Default values</text:span></text:p>
          </draw:text-box>
        </draw:frame>
        <draw:frame presentation:style-name="pr12" draw:text-style-name="P10" draw:layer="layout" svg:width="25.196cm" svg:height="13.871cm" svg:x="1.4cm" svg:y="4.898cm" presentation:class="outline" presentation:user-transformed="true">
          <draw:text-box>
            <text:list text:style-name="L4">
              <text:list-item>
                <text:p text:style-name="P9"><text:span text:style-name="T5">Annotations properties can have default values</text:span></text:p>
              </text:list-item>
              <text:list-item>
                <text:p text:style-name="P9"><text:span text:style-name="T5">This value will be used when no value is specified when annotation is applied</text:span></text:p>
              </text:list-item>
              <text:list-item>
                <text:p text:style-name="P9"><text:span text:style-name="T5">The default value is specified via “default” clause:</text:span></text:p>
              </text:list-item>
            </text:list>
            <text:list text:style-name="L6">
              <text:list-header>
                <text:p><text:span text:style-name="T9">@interface MyAnnotation {</text:span></text:p>
                <text:p><text:span text:style-name="T9"><text:s text:c="12"/></text:span><text:span text:style-name="T9">String str() default “Default str”;</text:span></text:p>
                <text:p><text:span text:style-name="T9"><text:s text:c="12"/></text:span><text:span text:style-name="T9">int value() default 1;</text:span></text:p>
                <text:p><text:span text:style-name="T9"><text:s text:c="9"/></text:span><text:span text:style-name="T9">}</text:span></text:p>
              </text:list-header>
              <text:list-item>
                <text:p><text:span text:style-name="T9">Applying:</text:span></text:p>
                <text:p><text:span text:style-name="T9">@MyAnnotation(str = “Some string”) //value is defaul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7" presentation:class="page"/>
          <draw:frame presentation:style-name="pr13" draw:text-style-name="P5" draw:layer="layout" svg:width="17.663cm" svg:height="24.204cm" svg:x="1.763cm" svg:y="1.638cm" presentation:class="notes" presentation:placeholder="true" presentation:user-transformed="true">
            <draw:text-box/>
          </draw:frame>
          <draw:frame presentation:style-name="pr14" draw:text-style-name="P5" draw:layer="layout" svg:width="17.663cm" svg:height="24.204cm" svg:x="1.795cm" svg:y="1.953cm">
            <draw:text-box>
              <text:p/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5" draw:layer="layout" svg:width="25.176cm" svg:height="3.047cm" svg:x="1.4cm" svg:y="0.823cm" presentation:class="title" presentation:user-transformed="true">
          <draw:text-box>
            <text:p text:style-name="P5">Marker and single member annotations</text:p>
          </draw:text-box>
        </draw:frame>
        <draw:frame presentation:style-name="pr16" draw:text-style-name="P12" draw:layer="layout" svg:width="25.196cm" svg:height="14.763cm" svg:x="1.158cm" svg:y="5.79cm" presentation:class="outline" presentation:user-transformed="true">
          <draw:text-box>
            <text:list text:style-name="L4">
              <text:list-item>
                <text:p text:style-name="P9"><text:span text:style-name="T7">Marker annotations contain no values</text:span></text:p>
              </text:list-item>
              <text:list-item>
                <text:p text:style-name="P9"><text:span text:style-name="T7">The purpose is to mark a declaration</text:span></text:p>
              </text:list-item>
              <text:list-item>
                <text:p text:style-name="P9"><text:span text:style-name="T7">Declaration:</text:span></text:p>
                <text:p text:style-name="P9"><text:span text:style-name="T7">@interface MyMarker { }</text:span></text:p>
              </text:list-item>
              <text:list-item>
                <text:p text:style-name="P9"><text:span text:style-name="T7">Applying (without parentheses): @MyMarker</text:span></text:p>
              </text:list-item>
              <text:list-item>
                <text:p text:style-name="P9"><text:span text:style-name="T7">Can be checked by isAnnotationPresent(Class c) function from AnnotatedElement interface</text:span></text:p>
              </text:list-item>
              <text:list-item>
                <text:p text:style-name="P9"><text:span text:style-name="T7">Single member annotations allow shorthand method of specifying the value:</text:span></text:p>
                <text:p text:style-name="P9"><text:span text:style-name="T7">@SingleMemberAnnotation(“Some test”)</text:span></text:p>
              </text:list-item>
              <text:list-item>
                <text:p text:style-name="P9"><text:span text:style-name="T7">This notation also refers is only 1 member </text:span></text:p>
                <text:p text:style-name="P9"><text:span text:style-name="T7">has no default valu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8" presentation:class="page"/>
          <draw:frame presentation:style-name="pr17" draw:text-style-name="P18" draw:layer="layout" svg:width="18.252cm" svg:height="24.608cm" svg:x="2.209cm" svg:y="1.23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5" draw:layer="layout" svg:width="25.176cm" svg:height="3.012cm" svg:x="1.4cm" svg:y="0.84cm" presentation:class="title" presentation:user-transformed="true">
          <draw:text-box>
            <text:p text:style-name="P5">Built-in annotations</text:p>
          </draw:text-box>
        </draw:frame>
        <draw:frame presentation:style-name="pr18" draw:text-style-name="P19" draw:layer="layout" svg:width="25.196cm" svg:height="12.65cm" svg:x="1.158cm" svg:y="5.79cm" presentation:class="outline" presentation:user-transformed="true">
          <draw:text-box>
            <text:list text:style-name="L4">
              <text:list-item>
                <text:p text:style-name="P9"><text:span text:style-name="T14">From java.lang:</text:span></text:p>
              </text:list-item>
            </text:list>
            <text:list text:style-name="L5">
              <text:list-header>
                <text:p text:style-name="P9"><text:span text:style-name="T14">- @Override the element is meant to override an element declared in a superclass</text:span></text:p>
                <text:p text:style-name="P9"><text:span text:style-name="T14">- @Deprecated the marked element is deprecated and should no longer be used, the compiler generates a warning on usage</text:span></text:p>
                <text:p text:style-name="P9"><text:span text:style-name="T14">- @SafeVarargs no unsafe operations on varargs, warnings relating to varargs usage are suppressed </text:span></text:p>
                <text:p text:style-name="P9"><text:span text:style-name="T14">- @SuppressWarnings tells the compiler to suppress specific warnings (e.g. deprecation)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9" presentation:class="page"/>
          <draw:frame presentation:style-name="pr17" draw:text-style-name="P18" draw:layer="layout" svg:width="18.252cm" svg:height="24.608cm" svg:x="2.209cm" svg:y="1.23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5" draw:layer="layout" svg:width="25.176cm" svg:height="3.012cm" svg:x="1.4cm" svg:y="0.84cm" presentation:class="title" presentation:user-transformed="true">
          <draw:text-box>
            <text:p text:style-name="P5">Built-in annotations</text:p>
          </draw:text-box>
        </draw:frame>
        <draw:frame presentation:style-name="pr18" draw:text-style-name="P19" draw:layer="layout" svg:width="25.196cm" svg:height="12.65cm" svg:x="1.158cm" svg:y="5.79cm" presentation:class="outline" presentation:user-transformed="true">
          <draw:text-box>
            <text:list text:style-name="L4">
              <text:list-item>
                <text:p text:style-name="P9"><text:span text:style-name="T14">Annotations that apply to other annotations from java.lang.annotation:</text:span></text:p>
                <text:p text:style-name="P9"><text:span text:style-name="T14">- @Retention specifies how the annotation is stored</text:span></text:p>
                <text:p text:style-name="P9"><text:span text:style-name="T14">- @Documented the element should be documented using the Javadoc tool</text:span></text:p>
                <text:p text:style-name="P9"><text:span text:style-name="T14">- @Target restricts what kind of Java elements the annotation can be applied to, e.g. constructor</text:span></text:p>
                <text:p text:style-name="P9"><text:span text:style-name="T14">- @Inherited indicates that the annotation type can be inherited from the super class</text:span></text:p>
                <text:p text:style-name="P9"><text:span text:style-name="T14">https://docs.oracle.com/javase/tutorial/java/annotations/predefined.html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10" presentation:class="page"/>
          <draw:frame presentation:style-name="pr17" draw:text-style-name="P18" draw:layer="layout" svg:width="18.252cm" svg:height="24.608cm" svg:x="2.209cm" svg:y="1.23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5" draw:layer="layout" svg:width="25.176cm" svg:height="3.012cm" svg:x="1.4cm" svg:y="0.84cm" presentation:class="title" presentation:user-transformed="true">
          <draw:text-box>
            <text:p text:style-name="P5">Restrictions</text:p>
          </draw:text-box>
        </draw:frame>
        <draw:frame presentation:style-name="pr16" draw:text-style-name="P10" draw:layer="layout" svg:width="25.196cm" svg:height="14.763cm" svg:x="1.158cm" svg:y="5.79cm" presentation:class="outline" presentation:user-transformed="true">
          <draw:text-box>
            <text:list text:style-name="L4">
              <text:list-item>
                <text:p text:style-name="P9"><text:span text:style-name="T5">No annotation can inherit another</text:span></text:p>
              </text:list-item>
              <text:list-item>
                <text:p text:style-name="P9"><text:span text:style-name="T5">All annotation methods must be without parameters</text:span></text:p>
              </text:list-item>
              <text:list-item>
                <text:p text:style-name="P9"><text:span text:style-name="T5">They must return: </text:span></text:p>
                <text:p text:style-name="P9"><text:span text:style-name="T5">- a primitive type</text:span></text:p>
                <text:p text:style-name="P9"><text:span text:style-name="T5">- an object of type String or Class</text:span></text:p>
                <text:p text:style-name="P9"><text:span text:style-name="T5">- an enum type</text:span></text:p>
                <text:p text:style-name="P9"><text:span text:style-name="T5">- another annotation type</text:span></text:p>
                <text:p text:style-name="P9"><text:span text:style-name="T5">- an array of one of preceding types</text:span></text:p>
              </text:list-item>
              <text:list-item>
                <text:p text:style-name="P9"><text:span text:style-name="T5">Cannot take Type parameters (cannot be generic)</text:span></text:p>
              </text:list-item>
              <text:list-item>
                <text:p text:style-name="P9"><text:span text:style-name="T5">Cannot have a throws clause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11" presentation:class="page"/>
          <draw:frame presentation:style-name="pr17" draw:text-style-name="P18" draw:layer="layout" svg:width="18.252cm" svg:height="24.608cm" svg:x="2.209cm" svg:y="1.23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5" draw:layer="layout" svg:width="25.176cm" svg:height="3.012cm" svg:x="1.4cm" svg:y="0.841cm" presentation:class="title" presentation:user-transformed="true">
          <draw:text-box>
            <text:p text:style-name="P5">Homework</text:p>
          </draw:text-box>
        </draw:frame>
        <draw:frame presentation:style-name="pr19" draw:text-style-name="P10" draw:layer="layout" svg:width="25.196cm" svg:height="14.672cm" svg:x="1.158cm" svg:y="5.791cm" presentation:class="outline" presentation:user-transformed="true">
          <draw:text-box>
            <text:list text:style-name="L4">
              <text:list-item>
                <text:p><text:span text:style-name="T10">Add annotations to the previous task related to packages</text:span></text:p>
              </text:list-item>
              <text:list-item>
                <text:p><text:span text:style-name="T10">Apply multiple run time annotations both marker and parametrized <text:s/></text:span></text:p>
              </text:list-item>
              <text:list-item>
                <text:p><text:span text:style-name="T10">Print all annotations for a specified method</text:span></text:p>
                <text:p><text:span text:style-name="T11"><text:line-break/></text:span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0.001cm" svg:height="34.586cm" svg:x="0cm" svg:y="0cm" draw:page-number="12" presentation:class="page"/>
          <draw:frame presentation:style-name="pr20" draw:text-style-name="P5" draw:layer="layout" svg:width="17.267cm" svg:height="24.543cm" svg:x="2.159cm" svg:y="1.299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4" svg:font-family="Albany" style:font-adornments="Standard" style:font-pitch="variable" style:font-charset="x-symbol"/>
    <style:font-face style:name="DejaVu Sans3" svg:font-family="'DejaVu Sans'" style:font-pitch="variable" style:font-charset="x-symbol"/>
    <style:font-face style:name="Standard Symbols L1" svg:font-family="'Standard Symbols L'" style:font-pitch="variable" style:font-charset="x-symbol"/>
    <style:font-face style:name="Standard Symbols L" svg:font-family="'Standard Symbols L'" style:font-adornments="Standard" style:font-pitch="variable" style:font-charset="x-symbol"/>
    <style:font-face style:name="Albany3" svg:font-family="Albany" style:font-adornments="Standard" style:font-family-generic="swiss" style:font-pitch="variable" style:font-charset="x-symbol"/>
    <style:font-face style:name="DejaVu Sans2" svg:font-family="'DejaVu Sans'" style:font-family-generic="system" style:font-pitch="variable" style:font-charset="x-symbol"/>
    <style:font-face style:name="CourierNewPSMT1" svg:font-family="CourierNewPSMT" style:font-family-generic="modern" style:font-pitch="fixed"/>
    <style:font-face style:name="HG Mincho Light J1" svg:font-family="'HG Mincho Light J'" style:font-pitch="variable"/>
    <style:font-face style:name="Nimbus Sans L1" svg:font-family="'Nimbus Sans L'" style:font-pitch="variable"/>
    <style:font-face style:name="Arial2" svg:font-family="Arial" style:font-family-generic="modern" style:font-pitch="variable"/>
    <style:font-face style:name="CourierNewPSMT" svg:font-family="CourierNewPSMT" style:font-family-generic="modern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" svg:font-family="'DejaVu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Nimbus Sans L" svg:font-family="'Nimbus Sans 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Liberation Serif"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style:font-name="Albany2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draw:fill-image-width="0cm" draw:fill-image-height="0cm" draw:shadow-offset-x="0.305cm" draw:shadow-offset-y="0.305cm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>
        <style:tab-stops/>
      </style:paragraph-properties>
      <style:text-properties fo:color="#000000"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1" fo:font-size="18pt" fo:font-style="normal" fo:text-shadow="none" style:text-underline-style="none" fo:font-weight="normal" style:font-name-asian="Arial1" style:font-size-asian="18pt" style:font-name-complex="Arial1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HG Mincho Light J1" style:font-size-asian="12pt" style:font-style-asian="normal" style:font-weight-asian="normal" style:font-name-complex="Nimbus Sans L1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48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">
            <style:list-level-properties text:space-before="1.27cm" text:min-label-width="0.789cm"/>
            <style:text-properties fo:font-family="Wingdings" style:font-pitch="variable" style:font-charset="x-symbol" fo:color="#336699" fo:font-size="8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808080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46cm" fo:margin-bottom="0.123cm" fo:line-height="90%" fo:text-align="start" fo:text-indent="0cm" style:punctuation-wrap="hanging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229cm" fo:margin-bottom="0.114cm" fo:line-height="90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style:font-name="Arial1" fo:font-size="26pt" fo:font-style="normal" fo:text-shadow="none" style:text-underline-style="none" fo:font-weight="normal" style:font-name-asian="Arial1" style:font-size-asian="26pt" style:font-name-complex="Arial1" style:font-size-complex="26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.105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name-asian="Arial1" style:font-size-asian="24pt" style:font-name-complex="Arial1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336699" fo:font-size="8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85%"/>
          </text:list-level-style-bullet>
          <text:list-level-style-bullet text:level="4" text:bullet-char="•">
            <style:list-level-properties text:space-before="3.81cm"/>
            <style:text-properties style:font-name="Arial1" fo:color="#808080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.123cm" fo:line-height="9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style:font-name="Century Gothic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style:font-name="Century Gothic1" fo:font-size="38pt" fo:font-style="normal" fo:text-shadow="none" style:text-underline-style="none" fo:font-weight="normal" style:font-name-asian="Arial1" style:font-size-asian="38pt" style:font-style-asian="normal" style:font-weight-asian="normal" style:font-name-complex="Arial1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HG Mincho Light J1" style:font-size-asian="12pt" style:font-style-asian="normal" style:font-weight-asian="normal" style:font-name-complex="Nimbus Sans L1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48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">
            <style:list-level-properties text:space-before="1.27cm" text:min-label-width="0.789cm"/>
            <style:text-properties fo:font-family="Wingdings" style:font-pitch="variable" style:font-charset="x-symbol" fo:color="#336699" fo:font-size="8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808080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46cm" fo:margin-bottom="0.123cm" fo:line-height="90%" fo:text-align="start" fo:text-indent="0cm" style:punctuation-wrap="hanging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9cm" fo:margin-right="0cm" fo:margin-top="0.229cm" fo:margin-bottom="0.114cm" fo:line-height="90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style:font-name="Arial1" fo:font-size="26pt" fo:font-style="normal" fo:text-shadow="none" style:text-underline-style="none" fo:font-weight="normal" style:font-name-asian="Arial1" style:font-size-asian="26pt" style:font-name-complex="Arial1" style:font-size-complex="26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.105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name-asian="Arial1" style:font-size-asian="24pt" style:font-name-complex="Arial1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.088cm" fo:line-height="9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name-complex="Arial1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336699" fo:font-size="8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85%"/>
          </text:list-level-style-bullet>
          <text:list-level-style-bullet text:level="4" text:bullet-char="•">
            <style:list-level-properties text:space-before="3.81cm"/>
            <style:text-properties style:font-name="Arial1" fo:color="#808080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.123cm" fo:line-height="9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style:font-name="Century Gothic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style:font-name="Century Gothic1" fo:font-size="38pt" fo:font-style="normal" fo:text-shadow="none" style:text-underline-style="none" fo:font-weight="normal" style:font-name-asian="Arial1" style:font-size-asian="38pt" style:font-style-asian="normal" style:font-weight-asian="normal" style:font-name-complex="Arial1" style:font-size-complex="3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 style:writing-mode="lr-tb"/>
      <style:text-properties fo:font-size="24pt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draw:style-name="Mgr1" draw:text-style-name="MP1" draw:layer="backgroundobjects" svg:width="28cm" svg:height="3.835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5.196cm" svg:height="12.18cm" svg:x="1.4cm" svg:y="4.898cm" presentation:class="outline" presentation:placeholder="true">
        <draw:text-box/>
      </draw:frame>
      <draw:frame presentation:style-name="Default-title" draw:layer="backgroundobjects" svg:width="25.176cm" svg:height="3.011cm" svg:x="1.4cm" svg:y="0.84cm" presentation:class="title" presentation:placeholder="true">
        <draw:text-box/>
      </draw:frame>
      <draw:g>
        <draw:rect draw:style-name="Mgr2" draw:text-style-name="MP2" draw:layer="layout" svg:width="18.667cm" svg:height="12.443cm" svg:x="4.665cm" svg:y="4.277cm">
          <text:p/>
        </draw:rect>
      </draw:g>
      <draw:frame draw:style-name="Mgr3" draw:text-style-name="MP1" draw:layer="backgroundobjects" svg:width="3.704cm" svg:height="2.013cm" svg:x="23.596cm" svg:y="18.52cm">
        <draw:image xlink:href="Pictures/10000000000001250000009FB8171683.jpg" xlink:type="simple" xlink:show="embed" xlink:actuate="onLoad">
          <text:p/>
        </draw:image>
      </draw:frame>
      <presentation:notes style:page-layout-name="PM2">
        <draw:rect draw:style-name="Mgr4" draw:text-style-name="MP3" draw:layer="backgroundobjects" svg:width="21.59cm" svg:height="27.94cm" svg:x="-0.001cm" svg:y="-0.001cm">
          <text:p/>
        </draw:rect>
        <draw:page-thumbnail presentation:style-name="Default-title" draw:layer="backgroundobjects" svg:width="0.001cm" svg:height="34.586cm" svg:x="0cm" svg:y="0cm" presentation:class="page"/>
        <draw:frame presentation:style-name="Default-notes" draw:layer="backgroundobjects" svg:width="17.267cm" svg:height="12.57cm" svg:x="2.159cm" svg:y="13.271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4.034cm" svg:height="4.502cm" svg:x="1.866cm" svg:y="9.964cm" presentation:class="title" presentation:placeholder="true" presentation:user-transformed="true">
        <draw:text-box/>
      </draw:frame>
      <draw:g>
        <draw:rect draw:style-name="Mgr2" draw:text-style-name="MP2" draw:layer="layout" svg:width="18.667cm" svg:height="12.443cm" svg:x="4.665cm" svg:y="4.277cm">
          <text:p/>
        </draw:rect>
      </draw:g>
      <draw:frame draw:style-name="Mgr3" draw:text-style-name="MP1" draw:layer="backgroundobjects" svg:width="3.704cm" svg:height="2.013cm" svg:x="23.596cm" svg:y="18.52cm">
        <draw:image xlink:href="Pictures/10000000000001250000009FB8171683.jpg" xlink:type="simple" xlink:show="embed" xlink:actuate="onLoad">
          <text:p/>
        </draw:image>
      </draw:frame>
      <draw:frame draw:style-name="Mgr5" draw:text-style-name="MP1" draw:layer="backgroundobjects" svg:width="28cm" svg:height="9.6cm" svg:x="-0.001cm" svg:y="0cm">
        <draw:image xlink:href="Pictures/10000000000003A800000141BDADF987.jpg" xlink:type="simple" xlink:show="embed" xlink:actuate="onLoad">
          <text:p/>
        </draw:image>
      </draw:frame>
      <draw:frame presentation:style-name="Title1-outline1" draw:layer="backgroundobjects" svg:width="25.199cm" svg:height="12.18cm" svg:x="1.4cm" svg:y="4.913cm" presentation:class="outline" presentation:placeholder="true" presentation:user-transformed="true">
        <draw:text-box/>
      </draw:frame>
      <presentation:notes style:page-layout-name="PM2">
        <draw:rect draw:style-name="Mgr4" draw:text-style-name="MP3" draw:layer="backgroundobjects" svg:width="21.59cm" svg:height="27.94cm" svg:x="-0.001cm" svg:y="-0.001cm">
          <text:p/>
        </draw:rect>
        <draw:page-thumbnail presentation:style-name="Title1-title" draw:layer="backgroundobjects" svg:width="0.001cm" svg:height="34.586cm" svg:x="0cm" svg:y="0cm" presentation:class="page"/>
        <draw:frame presentation:style-name="Title1-notes" draw:layer="backgroundobjects" svg:width="17.267cm" svg:height="12.57cm" svg:x="2.159cm" svg:y="13.27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creation-date>2006-06-23T15:55:02</meta:creation-date>
    <dc:date>2016-04-18T18:17:13.540447000</dc:date>
    <dc:language>en-US</dc:language>
    <meta:editing-cycles>389</meta:editing-cycles>
    <meta:editing-duration>P4DT6H17M52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